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------------------------------------------------------------------</text:p>
      <text:p text:style-name="Standard">Communication</text:p>
      <text:p text:style-name="Standard">---------------------------------------------------------------------</text:p>
      <text:p text:style-name="Standard">- Please tell me about your self</text:p>
      <text:p text:style-name="Standard">- Academic project details</text:p>
      <text:p text:style-name="Standard">- Describe project structure and database</text:p>
      <text:p text:style-name="Standard">- what he/she has done in their project, role in the project</text:p>
      <text:p text:style-name="Standard"/>
      <text:p text:style-name="Standard">--------------------------------------------------------------------</text:p>
      <text:p text:style-name="Standard">OPPS</text:p>
      <text:p text:style-name="Standard">--------------------------------------------------------------------</text:p>
      <text:p text:style-name="Standard">- What is OOPS? concepts of OOPS?</text:p>
      <text:p text:style-name="Standard">- What is class and object?</text:p>
      <text:p text:style-name="Standard">- What Is The Default Access Specifier In A Class Definition?</text:p>
      <text:p text:style-name="Standard">- what is Inheritance? with example</text:p>
      <text:p text:style-name="Standard">- What is abstract class with example</text:p>
      <text:p text:style-name="Standard">- How Many Instances Can Be Created For An Abstract Class?</text:p>
      <text:p text:style-name="Standard">- What is interface with example</text:p>
      <text:p text:style-name="Standard">- What is the difference between Interface and Abstract Class in C#?</text:p>
      <text:p text:style-name="Standard">- Define constructor? with example</text:p>
      <text:p text:style-name="Standard">- types of constructors? </text:p>
      <text:p text:style-name="Standard">- Method overloading and method overriding with example</text:p>
      <text:p text:style-name="Standard">- What are the access modifiers?</text:p>
      <text:p text:style-name="Standard">- What is the difference between “continue” and “break” statements </text:p>
      <text:p text:style-name="Standard">- What is the difference between constant and readonly in C#?</text:p>
      <text:p text:style-name="Standard">- What is Sealed class? what is use of it?</text:p>
      <text:p text:style-name="Standard"/>
      <text:p text:style-name="Standard">---------------------------------------------------------------------</text:p>
      <text:p text:style-name="Standard">Programs</text:p>
      <text:p text:style-name="Standard">---------------------------------------------------------------------</text:p>
      <text:p text:style-name="Standard">- Print 1 to 100 numbers, write program</text:p>
      <text:p text:style-name="Standard">- Print A to Z, write program</text:p>
      <text:p text:style-name="Standard">- Fibonacci series</text:p>
      <text:p text:style-name="Standard">- check the number is Odd or Even</text:p>
      <text:p text:style-name="Standard">- Prime number</text:p>
      <text:p text:style-name="Standard">- Palindrome number</text:p>
      <text:p text:style-name="Standard">- Sum of digits</text:p>
      <text:p text:style-name="Standard">- Swap two numbers without using third variable</text:p>
      <text:p text:style-name="Standard">- Check Whether a character is Vowel or Consonant</text:p>
      <text:p text:style-name="Standard">- Program to Check Leap Year</text:p>
      <text:p text:style-name="Standard">- Find Factorial of a given number</text:p>
      <text:p text:style-name="Standard">- Display Multiplication table up to 10</text:p>
      <text:p text:style-name="Standard">- Program to Find ASCII Value of a Charact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------------------------------------------------------------------</text:p>
      <text:p text:style-name="Standard">.NET</text:p>
      <text:p text:style-name="Standard">--------------------------------------------------------------------</text:p>
      <text:p text:style-name="Standard">- what is state management?</text:p>
      <text:p text:style-name="Standard">- What is ViewState?</text:p>
      <text:p text:style-name="Standard">- How long the items in ViewState exists?</text:p>
      <text:p text:style-name="Standard">- What is session?</text:p>
      <text:p text:style-name="Standard">- what is default timeof session? how we can increase it?</text:p>
      <text:p text:style-name="Standard">- what is query string?</text:p>
      <text:p text:style-name="Standard">- what is runat server?</text:p>
      <text:p text:style-name="Standard">- what is diffrence between server side controls and client side controls?</text:p>
      <text:p text:style-name="Standard">- List the events in page life cycle.</text:p>
      <text:p text:style-name="Standard">- In which event are the controls fully loaded?</text:p>
      <text:p text:style-name="Standard">- What is page_Load()</text:p>
      <text:p text:style-name="Standard">- what is IsPostBack?</text:p>
      <text:p text:style-name="Standard">- What do you mean by AutoPostBack?</text:p>
      <text:p text:style-name="Standard">- what are diffrent data controls?</text:p>
      <text:p text:style-name="Standard">- what is user defined controls?</text:p>
      <text:p text:style-name="Standard">- What are the different validators in ASP.NET?</text:p>
      <text:p text:style-name="Standard">- Which validator control you use if you need to make sure the values in two different controls matched?</text:p>
      <text:p text:style-name="Standard">- Which data type does the RangeValidator control support?</text:p>
      <text:p text:style-name="Standard">- What is the difference between Server.Transfer and Response.Redirect?</text:p>
      <text:p text:style-name="Standard">- what is use of web.config and machine.config</text:p>
      <text:p text:style-name="Standard">- Can we have multiple web config files for an asp.net application?</text:p>
      <text:p text:style-name="Standard">- what is ConnectionString in web.config</text:p>
      <text:p text:style-name="Standard">- How to prevent to display error on page in asp.net</text:p>
      <text:p text:style-name="Standard">- methods of global.asax</text:p>
      <text:p text:style-name="Standard">- what is master page?</text:p>
      <text:p text:style-name="Standard">- what is diffrence between .ToString() and Convert.ToString()</text:p>
      <text:p text:style-name="Standard"/>
      <text:p text:style-name="Standard">-------------------------------------------------------------------</text:p>
      <text:p text:style-name="Standard">SQL</text:p>
      <text:p text:style-name="Standard">-------------------------------------------------------------------</text:p>
      <text:p text:style-name="Standard">- What is a Database?</text:p>
      <text:p text:style-name="Standard">- What are tables and Fields?</text:p>
      <text:p text:style-name="Standard">- What are datatypes in sql?</text:p>
      <text:p text:style-name="Standard">- Diffrence between varchar and nvarchar</text:p>
      <text:p text:style-name="Standard">- What is a primary key?</text:p>
      <text:p text:style-name="Standard">- What is a foreign key?</text:p>
      <text:p text:style-name="Standard">- What is a unique key?</text:p>
      <text:p text:style-name="Standard">- What is a join? What are the types of join and explain each?</text:p>
      <text:p text:style-name="Standard">- What is normalization? What are all the different normalizations?</text:p>
      <text:p text:style-name="Standard">- What is an Alias in SQL?</text:p>
      <text:p text:style-name="Standard">- What is a View?</text:p>
      <text:p text:style-name="Standard">- What is an Index? What are all the different types of indexes?</text:p>
      <text:p text:style-name="Standard">- List the different types of relationships in SQL</text:p>
      <text:p text:style-name="Standard">- What is a query?</text:p>
      <text:p text:style-name="Standard">- What is subquery?</text:p>
      <text:p text:style-name="Standard"><text:soft-page-break/>- What is a stored procedure?</text:p>
      <text:p text:style-name="Standard">- What is a trigger?</text:p>
      <text:p text:style-name="Standard">- What is the difference between DELETE, TRUNCATE and DROP commands?</text:p>
      <text:p text:style-name="Standard">- What is Auto Increment?</text:p>
      <text:p text:style-name="Standard">- What is the main difference between ‘BETWEEN’ and ‘IN’ condition operators?</text:p>
      <text:p text:style-name="Standard">- What are Aggrigate Functions</text:p>
      <text:p text:style-name="Standard">- What is Group By</text:p>
      <text:p text:style-name="Standard">- Diffrence between UNION and UNION ALL</text:p>
      <text:p text:style-name="Standard"/>
      <text:p text:style-name="P1">Query:</text:p>
      <text:p text:style-name="Standard">- Write a SQL query to fetch the count of employees working in project 'P1'.</text:p>
      <text:p text:style-name="Standard">- How to select unique records from a table?</text:p>
      <text:p text:style-name="Standard">- Write a SQL query to display the current date?</text:p>
      <text:p text:style-name="Standard">- Write a SQL query to find the names of employees that begin with ‘A’?</text:p>
      <text:p text:style-name="Standard">- Write a SQL query to find the names of employees that third character is ‘A’?</text:p>
      <text:p text:style-name="Standard">- Write a SQL query to fetch employee names having salary greater than or equal to 5000 and less than or equal 10000.</text:p>
      <text:p text:style-name="Standard">- Write a SQL query to get the third highest salary of an employee from employee_table?</text:p>
      <text:p text:style-name="Standard">- Write a SQL query to get the second highest salary of an employee from employee_table?</text:p>
      <text:p text:style-name="Standard">- Write a SQL query to fetch all the Employees details from EmployeeDetails table who joined in Year 2019.</text:p>
      <text:p text:style-name="Standard">- Write a query to get the first three characters of first name of all employees.</text:p>
      <text:p text:style-name="Standard">- Get employee details from employee table whose employee name are “John” and “Roy”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9-09-24T13:41:12.651000000</dc:date>
    <meta:editing-duration>PT47S</meta:editing-duration>
    <meta:editing-cycles>1</meta:editing-cycles>
    <meta:document-statistic meta:table-count="0" meta:image-count="0" meta:object-count="0" meta:page-count="3" meta:paragraph-count="108" meta:word-count="777" meta:character-count="4755" meta:non-whitespace-character-count="4084"/>
  </office:meta>
</office:document-meta>
</file>